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  <style:text-properties officeooo:rsid="0013d169" officeooo:paragraph-rsid="0013d169"/>
    </style:style>
    <style:style style:name="P2" style:family="paragraph" style:parent-style-name="Standard">
      <style:paragraph-properties fo:margin-top="0cm" fo:margin-bottom="0.499cm" loext:contextual-spacing="false"/>
      <style:text-properties officeooo:paragraph-rsid="001514e7"/>
    </style:style>
    <style:style style:name="P3" style:family="paragraph" style:parent-style-name="Standard" style:list-style-name="L1">
      <style:paragraph-properties fo:margin-top="0cm" fo:margin-bottom="0.499cm" loext:contextual-spacing="false"/>
      <style:text-properties officeooo:paragraph-rsid="001514e7"/>
    </style:style>
    <style:style style:name="P4" style:family="paragraph" style:parent-style-name="Standard" style:list-style-name="L2">
      <style:paragraph-properties fo:margin-top="0cm" fo:margin-bottom="0.499cm" loext:contextual-spacing="false"/>
      <style:text-properties officeooo:paragraph-rsid="001514e7"/>
    </style:style>
    <style:style style:name="P5" style:family="paragraph" style:parent-style-name="Text_20_body">
      <style:text-properties fo:font-weight="bold"/>
    </style:style>
    <style:style style:name="P6" style:family="paragraph" style:parent-style-name="Text_20_body" style:list-style-name="L1">
      <style:paragraph-properties fo:margin-top="0cm" fo:margin-bottom="0.499cm" loext:contextual-spacing="false"/>
      <style:text-properties officeooo:paragraph-rsid="001514e7"/>
    </style:style>
    <style:style style:name="P7" style:family="paragraph" style:parent-style-name="Text_20_body" style:list-style-name="L1">
      <style:paragraph-properties fo:margin-top="0cm" fo:margin-bottom="0.499cm" loext:contextual-spacing="false"/>
      <style:text-properties officeooo:rsid="001514e7" officeooo:paragraph-rsid="001514e7"/>
    </style:style>
    <style:style style:name="P8" style:family="paragraph" style:parent-style-name="Subtitle">
      <style:paragraph-properties fo:text-align="start" style:justify-single-word="false"/>
    </style:style>
    <style:style style:name="T1" style:family="text">
      <style:text-properties officeooo:rsid="0013d16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d169" style:font-weight-asian="bold" style:font-weight-complex="bold"/>
    </style:style>
    <style:style style:name="T4" style:family="text">
      <style:text-properties officeooo:rsid="001514e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ff3333"/>
    </style:style>
    <style:style style:name="T11" style:family="text">
      <style:text-properties fo:color="#ff3333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ff3333"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3333" fo:font-weight="normal" style:font-weight-asian="normal" style:font-weight-complex="normal"/>
    </style:style>
    <style:style style:name="T14" style:family="text">
      <style:text-properties fo:color="#ff3333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Übersicht</text:p>
      <text:p text:style-name="P2">Gebiet: homomorphic encryption<text:line-break/>Thema: Classification of homomorphic encryption schemes<text:line-break/><text:line-break/>Ziel: </text:p>
      <text:list xml:id="list4915462496459650782" text:style-name="L1">
        <text:list-item>
          <text:p text:style-name="P3">Die Bachelorarbeit soll recherchieren welche Anwendungen es für fully/semi/partial homomorphic encryption gibt.</text:p>
        </text:list-item>
        <text:list-item>
          <text:p text:style-name="P6"><text:span text:style-name="T4">Überprüfe für jede Anwendung ob </text:span>Malleability des verwendeten Kryptosystems <text:span text:style-name="T4">betrachtet wurde und wenn ja wie damit umgegangen wurde.</text:span></text:p>
        </text:list-item>
        <text:list-item>
          <text:p text:style-name="P7">Überprüfe das System auf integritätssichernde Maßnahmen</text:p>
        </text:list-item>
        <text:list-item>
          <text:p text:style-name="P3">Bewegungsgründe <text:span text:style-name="T4">der</text:span> Forscher für ihr gewähltes Verfahren</text:p>
        </text:list-item>
        <text:list-item>
          <text:p text:style-name="P3">Die Arbeit soll diese homomorphen Verfahren Klassifizieren nach noch zu bestimmenden Kriterien.</text:p>
        </text:list-item>
      </text:list>
      <text:p text:style-name="P1"><text:span text:style-name="T4">Keine Ziele sind:</text:span></text:p>
      <text:list xml:id="list5452874086552087384" text:style-name="L2">
        <text:list-item>
          <text:p text:style-name="P4"><text:span text:style-name="T1">Die Arbeit soll also</text:span><text:span text:style-name="T3"> konkrete Umsetzungen heranziehen</text:span><text:span text:style-name="T1"> und nicht z.B. fully und semi homomorphe Verfahren nur direkt miteinander vergleichen z.B. bzgl. ihrer Rechenkomplexität</text:span></text:p>
        </text:list-item>
        <text:list-item>
          <text:p text:style-name="P4">Es geht<text:span text:style-name="T14"> </text:span><text:span text:style-name="T12">nicht</text:span><text:span text:style-name="T14"> darum, alle mathematischen Zusammenhänge zu verstehen</text:span>. Insbesondere da ich vermute dass dies zu zeitintensiv sein und dem Fortschritt deiner Arbeit nicht zuträglich sein würde. Vielmehr solltest du<text:span text:style-name="T2"> nachvollziehen können, ob die enthaltenen Definitionen und Theoreme praxistauglich eingesetzt </text:span>werden können. Des weiteren sollten Arbeiten betrachtet werden, die dieses Papier zitieren.<text:span text:style-name="T1"><text:tab/></text:span></text:p>
        </text:list-item>
      </text:list>
      <text:p text:style-name="Standard"/>
      <text:p text:style-name="P5">Ziele bis zum nächsten Treffen</text:p>
      <text:p text:style-name="Text_20_body">Inhaltlicher Leitfaden für die gesamte Bachelorarbeit. Zu fully, semi und partial homomorphic encryption je eine umgesetzte Realisierung recherchieren und überlegen wie man sie klassifizieren könnt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Liberation Sans1" style:font-size-asian="10.5pt" style:language-asian="zh" style:country-asian="CN" style:font-name-complex="Liberation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5:14:51.020047731</meta:creation-date>
    <dc:date>2017-03-07T15:40:06.582395678</dc:date>
    <meta:editing-duration>PT10M5S</meta:editing-duration>
    <meta:editing-cycles>1</meta:editing-cycles>
    <meta:document-statistic meta:table-count="0" meta:image-count="0" meta:object-count="0" meta:page-count="1" meta:paragraph-count="12" meta:word-count="181" meta:character-count="1376" meta:non-whitespace-character-count="1211"/>
    <meta:generator>LibreOffice/4.3.3.2$Linux_X86_64 LibreOffice_project/430m0$Build-2</meta:generator>
  </office:meta>
</office:document-meta>
</file>